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Util.handleError( Log log , String errorStr , boolean stri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Util.handleException( Log log , Exception e , boolean stri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